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2003a6"/>
    </style:style>
    <style:style style:name="P3" style:family="paragraph" style:parent-style-name="Standard">
      <style:text-properties officeooo:rsid="0018e4f2" officeooo:paragraph-rsid="00205c9f"/>
    </style:style>
    <style:style style:name="P4" style:family="paragraph" style:parent-style-name="Standard">
      <style:text-properties officeooo:rsid="001adb0b" officeooo:paragraph-rsid="001adb0b"/>
    </style:style>
    <style:style style:name="P5" style:family="paragraph" style:parent-style-name="Standard">
      <style:text-properties officeooo:rsid="001e2d3e" officeooo:paragraph-rsid="001e2d3e"/>
    </style:style>
    <style:style style:name="P6" style:family="paragraph" style:parent-style-name="Standard">
      <style:text-properties officeooo:rsid="001adb0b" officeooo:paragraph-rsid="0018e4f2"/>
    </style:style>
    <style:style style:name="P7" style:family="paragraph" style:parent-style-name="Standard">
      <style:text-properties officeooo:rsid="0018e4f2" officeooo:paragraph-rsid="00209656"/>
    </style:style>
    <style:style style:name="P8" style:family="paragraph" style:parent-style-name="Standard">
      <style:text-properties officeooo:rsid="001adc76" officeooo:paragraph-rsid="00209656"/>
    </style:style>
    <style:style style:name="P9" style:family="paragraph" style:parent-style-name="Standard">
      <style:text-properties officeooo:rsid="001e2d3e" officeooo:paragraph-rsid="001e2d3e"/>
    </style:style>
    <style:style style:name="P10" style:family="paragraph" style:parent-style-name="Standard">
      <style:text-properties officeooo:rsid="002210d9" officeooo:paragraph-rsid="002210d9"/>
    </style:style>
    <style:style style:name="P11" style:family="paragraph" style:parent-style-name="Standard">
      <style:text-properties officeooo:rsid="00227a43" officeooo:paragraph-rsid="00227a43"/>
    </style:style>
    <style:style style:name="T1" style:family="text">
      <style:text-properties officeooo:rsid="001adb0b"/>
    </style:style>
    <style:style style:name="T2" style:family="text">
      <style:text-properties officeooo:rsid="001c7880"/>
    </style:style>
    <style:style style:name="T3" style:family="text">
      <style:text-properties officeooo:rsid="0018e4f2"/>
    </style:style>
    <style:style style:name="T4" style:family="text">
      <style:text-properties officeooo:rsid="002003a6"/>
    </style:style>
    <style:style style:name="T5" style:family="text">
      <style:text-properties officeooo:rsid="00205c9f"/>
    </style:style>
    <style:style style:name="T6" style:family="text">
      <style:text-properties officeooo:rsid="00209656"/>
    </style:style>
    <style:style style:name="T7" style:family="text">
      <style:text-properties officeooo:rsid="002335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<text:span text:style-name="T2">tore</text:span> Data</text:p>
      <text:p text:style-name="P1"/>
      <text:p text:style-name="P1">prs: {</text:p>
      <text:p text:style-name="P1"><text:tab/>email: &lt;str&gt;</text:p>
      <text:p text:style-name="P1"><text:tab/>first: &lt;str&gt;</text:p>
      <text:p text:style-name="P1"><text:tab/>last: &lt;str&gt;</text:p>
      <text:p text:style-name="P1"><text:tab/>id: &lt;int&gt;</text:p>
      <text:p text:style-name="P1"><text:tab/><text:span text:style-name="T4">myTeams: [&lt;int&gt;, &lt;int&gt;, …] <text:s/>// Ids of my teams. <text:s/>Consult store.teams for info</text:span></text:p>
      <text:p text:style-name="P3"><text:tab/><text:span text:style-name="T5">myCmps:[&lt;int&gt;, &lt;int&gt;, …] <text:s text:c="2"/>// Ids of my teams. <text:s/>Consult store.cmps for info</text:span></text:p>
      <text:p text:style-name="P1">}</text:p>
      <text:p text:style-name="P1"/>
      <text:p text:style-name="P7">// <text:span text:style-name="T6">Master copy of all known teams, at whatever detail they’ve been loaded thus far</text:span></text:p>
      <text:p text:style-name="P7">teams: <text:span text:style-name="T1">{</text:span></text:p>
      <text:p text:style-name="P7"><text:tab/><text:span text:style-name="T1">id: {</text:span></text:p>
      <text:p text:style-name="P7"><text:tab/><text:tab/><text:span text:style-name="T1">name: &lt;str&gt;</text:span></text:p>
      <text:p text:style-name="P7"><text:tab/><text:tab/><text:span text:style-name="T1">members: {</text:span></text:p>
      <text:p text:style-name="P7"><text:tab/><text:tab/><text:tab/><text:span text:style-name="T1">id: {</text:span></text:p>
      <text:p text:style-name="P7"><text:tab/><text:tab/><text:tab/><text:tab/><text:span text:style-name="T1">first: &lt;str&gt;</text:span></text:p>
      <text:p text:style-name="P7"><text:tab/><text:tab/><text:tab/><text:tab/><text:span text:style-name="T1">last: &lt;str&gt;</text:span></text:p>
      <text:p text:style-name="P7"><text:tab/><text:tab/><text:tab/><text:tab/><text:span text:style-name="T1">email: &lt;str&gt;</text:span></text:p>
      <text:p text:style-name="P7"><text:tab/><text:tab/><text:tab/><text:span text:style-name="T1">}</text:span></text:p>
      <text:p text:style-name="P7"><text:tab/><text:tab/><text:tab/>...</text:p>
      <text:p text:style-name="P7"><text:tab/><text:tab/><text:span text:style-name="T1">}</text:span></text:p>
      <text:p text:style-name="P7"><text:tab/><text:tab/><text:span text:style-name="T1">leadId: &lt;int&gt;</text:span></text:p>
      <text:p text:style-name="P8"><text:tab/><text:tab/>toggled &lt;bool&gt;</text:p>
      <text:p text:style-name="P7"><text:tab/><text:span text:style-name="T1">}</text:span></text:p>
      <text:p text:style-name="P7"><text:tab/>...</text:p>
      <text:p text:style-name="P7"><text:span text:style-name="T1">}</text:span></text:p>
      <text:p text:style-name="P7"/>
      <text:p text:style-name="P7"><text:span text:style-name="T1">c</text:span>mps: {</text:p>
      <text:p text:style-name="P1"><text:tab/>id: {</text:p>
      <text:p text:style-name="P1"><text:tab/><text:tab/>name: &lt;str&gt;</text:p>
      <text:p text:style-name="P1"><text:tab/><text:tab/>myTurn: &lt;bool&gt;</text:p>
      <text:p text:style-name="P1"><text:tab/><text:tab/>bestScore: &lt;int/double&gt;</text:p>
      <text:p text:style-name="P1"><text:tab/><text:tab/>resultWaiting: &lt;bool&gt;</text:p>
      <text:p text:style-name="P1"><text:tab/><text:tab/>lastScore: &lt;int/double&gt;</text:p>
      <text:p text:style-name="P2"><text:tab/><text:tab/><text:span text:style-name="T4">cmpTeams: [&lt;int&gt;, &lt;int&gt;, …] //Ids of participating teams.</text:span></text:p>
      <text:p text:style-name="P1"><text:tab/>}</text:p>
      <text:p text:style-name="P1"><text:tab/>...</text:p>
      <text:p text:style-name="P1">}</text:p>
      <text:p text:style-name="P1"/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4">}</text:p>
      <text:p text:style-name="P1"/>
      <text:p text:style-name="P6"><text:soft-page-break/></text:p>
      <text:p text:style-name="P4"/>
      <text:p text:style-name="P4"/>
      <text:p text:style-name="P5">updateTimes: {</text:p>
      <text:p text:style-name="P5"><text:tab/>teams: &lt;date&gt;</text:p>
      <text:p text:style-name="P5"><text:tab/><text:span text:style-name="T3">prs: </text:span>&lt;date&gt;</text:p>
      <text:p text:style-name="P5"><text:tab/><text:span text:style-name="T3">myCmps:</text:span>&lt;date&gt;</text:p>
      <text:p text:style-name="P5"><text:tab/><text:span text:style-name="T3">results: </text:span>&lt;date&gt;</text:p>
      <text:p text:style-name="P5">}</text:p>
      <text:p text:style-name="P5"/>
      <text:p text:style-name="P10">Actions:</text:p>
      <text:p text:style-name="P10">GET_MY_TEAMS</text:p>
      <text:p text:style-name="P10">GET_TEAM_MMBS</text:p>
      <text:p text:style-name="P10">ADD_TEAM</text:p>
      <text:p text:style-name="P10">PUT_TEAM</text:p>
      <text:p text:style-name="P10">DEL_TEAM</text:p>
      <text:p text:style-name="P10">GET_CMP_TEAMS</text:p>
      <text:p text:style-name="P10"/>
      <text:p text:style-name="P10">SIGN_IN</text:p>
      <text:p text:style-name="P10">SIGN_OUT</text:p>
      <text:p text:style-name="P10"/>
      <text:p text:style-name="P10">GET_CMPS gets all current competitions, mine or others</text:p>
      <text:p text:style-name="P11">GET_MY_CMPS <text:span text:style-name="T7">gets cmps for just the current Prs</text:span></text:p>
      <text:p text:style-name="P10">ADD_CMP</text:p>
      <text:p text:style-name="P10">PUT_CMP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07-25T15:24:53.305068631</dc:date>
    <meta:editing-duration>PT1H39M38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63" meta:word-count="153" meta:character-count="962" meta:non-whitespace-character-count="800"/>
  </office:meta>
</office:document-meta>
</file>